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5cm" fo:min-width="3.568cm"/>
    </style:style>
    <style:style style:name="gr2" style:family="graphic" style:parent-style-name="standard">
      <style:graphic-properties draw:fill="solid" draw:fill-color="#00b8ff" draw:opacity="60%" draw:textarea-horizontal-align="justify" draw:textarea-vertical-align="middle" draw:auto-grow-height="false" draw:shadow-opacity="60%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609cm" svg:height="0.607cm" svg:x="10.378cm" svg:y="3.822cm">
          <draw:text-box>
            <text:p text:style-name="P1">Static Analysis Tool</text:p>
          </draw:text-box>
        </draw:frame>
        <draw:custom-shape draw:style-name="gr2" draw:text-style-name="P2" draw:layer="layout" svg:width="5.887cm" svg:height="8.06cm" svg:x="10.3cm" svg:y="3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446cm" svg:height="1.991cm" svg:x="12.973cm" svg:y="6.714cm">
          <text:p text:style-name="P2"><text:span text:style-name="T1">Security </text:span></text:p>
          <text:p text:style-name="P2"><text:span text:style-name="T1">Policies</text:span></text:p>
          <text:p text:style-name="P2"><text:span text:style-name="T1">Set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4" draw:text-style-name="P2" draw:layer="layout" svg:x1="12.318cm" svg:y1="7.709cm" svg:x2="12.962cm" svg:y2="7.692cm">
          <text:p/>
        </draw:line>
        <draw:custom-shape draw:style-name="gr3" draw:text-style-name="P3" draw:layer="layout" svg:width="1.767cm" svg:height="1.597cm" svg:x="10.526cm" svg:y="6.818cm">
          <text:p text:style-name="P2"><text:span text:style-name="T1">Sources</text:span></text:p>
          <text:p text:style-name="P2"><text:span text:style-name="T1"/></text:p>
          <text:p text:style-name="P2"><text:span text:style-name="T1">Sin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3.475cm" svg:height="1.934cm" svg:x="12.257cm" svg:y="9.303cm">
          <text:p text:style-name="P2"><text:span text:style-name="T1">Setup extended </text:span></text:p>
          <text:p text:style-name="P2"><text:span text:style-name="T1">Jif class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3" draw:layer="layout" svg:width="2.17cm" svg:height="1.718cm" svg:x="13.06cm" svg:y="4.38cm">
          <text:p text:style-name="P2"><text:span text:style-name="T1">Policies </text:span></text:p>
          <text:p text:style-name="P2"><text:span text:style-name="T1">Based on</text:span></text:p>
          <text:p text:style-name="P2"><text:span text:style-name="T1">JIF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4" draw:text-style-name="P2" draw:layer="layout" svg:x1="14.168cm" svg:y1="6.088cm" svg:x2="14.177cm" svg:y2="6.713cm">
          <text:p/>
        </draw:line>
        <draw:line draw:style-name="gr4" draw:text-style-name="P2" draw:layer="layout" svg:x1="14.139cm" svg:y1="8.705cm" svg:x2="14.147cm" svg:y2="9.3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25T07:42:03</meta:creation-date>
    <dc:date>2014-09-11T14:47:32</dc:date>
    <meta:editing-duration>PT53M22S</meta:editing-duration>
    <meta:editing-cycles>6</meta:editing-cycles>
    <meta:generator>LibreOffice/3.5$Linux_X86_64 LibreOffice_project/350m1$Build-2</meta:generator>
    <meta:document-statistic meta:object-count="9"/>
  </office:meta>
</office:document-meta>
</file>